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4.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7" style:family="text">
      <style:text-properties fo:font-size="14.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9" style:family="text">
      <style:text-properties fo:font-size="14.0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4.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4.00pt" fo:font-weight="bold"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4.00pt" fo:font-weight="bold" fo:font-family="'Times New Roman'" style:font-family-asian="'Times New Roman'" style:font-family-complex="'Times New Roman'"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14.00pt" fo:font-weight="bold"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4.00pt" fo:font-weight="normal" fo:font-family="'Times New Roman'" style:font-family-asian="'Times New Roman'" style:font-family-complex="'Times New Roman'"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bold"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4.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9" style:family="text">
      <style:text-properties fo:font-size="14.00pt" fo:font-weight="bold" fo:font-family="'Times New Roman'" style:font-family-asian="'Times New Roman'" style:font-family-complex="'Times New Roman'" fo:background-color="transparent" style:use-window-font-color="true" fo:font-style="italic"/>
    </style:style>
    <style:style style:name="T40" style:family="text">
      <style:text-properties fo:font-size="12.00pt" fo:font-weight="normal" fo:font-family="'Times New Roman'" style:font-family-asian="'Times New Roman'" style:font-family-complex="'Times New Roman'" fo:background-color="transparent" fo:color="#9b00d3" fo:font-style="italic"/>
    </style:style>
    <style:style style:name="T41" style:family="text">
      <style:text-properties fo:font-size="14.00pt" fo:font-weight="bold" fo:font-family="'Times New Roman'" style:font-family-asian="'Times New Roman'" style:font-family-complex="'Times New Roman'" fo:background-color="transparent" fo:color="#9b00d3" fo:font-style="italic"/>
    </style:style>
    <style:style style:name="T42" style:family="text">
      <style:text-properties fo:font-size="14.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style:style>
    <text:list-style style:name="L4">
      <text:list-level-style-bullet text:level="1" text:bullet-char="•">
        <style:list-level-properties text:space-before="36.00pt" text:min-label-width="18.00pt"/>
        <style:text-properties fo:font-family="Symbol"/>
      </text:list-level-style-bullet>
    </text:list-style>
    <style:style style:name="P4" style:family="paragraph">
      <style:paragraph-properties fo:line-height="100.00%" fo:text-align="left"/>
    </style:style>
    <style:style style:name="P5" style:family="paragraph">
      <style:paragraph-properties fo:line-height="100.00%" fo:text-align="lef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style:style>
    <style:style style:name="P7" style:family="paragraph">
      <style:paragraph-properties fo:line-height="100.00%" fo:text-align="lef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00.00%" fo:text-align="left"/>
    </style:style>
    <style:style style:name="P9" style:family="paragraph">
      <style:paragraph-properties fo:line-height="100.00%" fo:text-align="left" fo:margin-left="18.00pt" fo:text-indent="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style:style>
    <text:list-style style:name="L12">
      <text:list-level-style-bullet text:level="1" text:bullet-char="•">
        <style:list-level-properties text:space-before="36.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style:style>
    <text:list-style style:name="L19">
      <text:list-level-style-bullet text:level="1" text:bullet-char="•">
        <style:list-level-properties text:space-before="36.00pt" text:min-label-width="18.00pt"/>
        <style:text-properties fo:font-family="Symbol"/>
      </text:list-level-style-bullet>
    </text:list-style>
    <style:style style:name="P19" style:family="paragraph">
      <style:paragraph-properties fo:line-height="100.00%" fo:text-align="left"/>
    </style:style>
    <style:style style:name="P20" style:family="paragraph">
      <style:paragraph-properties fo:line-height="100.00%" fo:text-align="left" fo:margin-left="18.00pt" fo:text-indent="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style:style>
    <text:list-style style:name="L23">
      <text:list-level-style-bullet text:level="1" text:bullet-char="•">
        <style:list-level-properties text:space-before="36.00pt" text:min-label-width="18.00pt"/>
        <style:text-properties fo:font-family="Symbol"/>
      </text:list-level-style-bullet>
    </text:list-style>
    <style:style style:name="P23" style:family="paragraph">
      <style:paragraph-properties fo:line-height="100.00%" fo:text-align="left"/>
    </style:style>
    <style:style style:name="P24" style:family="paragraph">
      <style:paragraph-properties fo:line-height="100.00%" fo:text-align="left"/>
    </style:style>
    <text:list-style style:name="L25">
      <text:list-level-style-bullet text:level="1" text:bullet-char="•">
        <style:list-level-properties text:space-before="36.00pt" text:min-label-width="18.00pt"/>
        <style:text-properties fo:font-family="Symbol"/>
      </text:list-level-style-bullet>
    </text:list-style>
    <style:style style:name="P25" style:family="paragraph">
      <style:paragraph-properties fo:line-height="100.00%" fo:text-align="left"/>
    </style:style>
    <style:style style:name="P26" style:family="paragraph">
      <style:paragraph-properties fo:line-height="100.00%" fo:text-align="left"/>
    </style:style>
    <style:style style:name="P27" style:family="paragraph">
      <style:paragraph-properties fo:line-height="100.00%" fo:text-align="left"/>
    </style:style>
    <text:list-style style:name="L28">
      <text:list-level-style-bullet text:level="1" text:bullet-char="•">
        <style:list-level-properties text:space-before="36.00pt" text:min-label-width="18.00pt"/>
        <style:text-properties fo:font-family="Symbol"/>
      </text:list-level-style-bullet>
    </text:list-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style:style>
    <text:list-style style:name="L31">
      <text:list-level-style-bullet text:level="1" text:bullet-char="•">
        <style:list-level-properties text:space-before="36.00pt" text:min-label-width="18.00pt"/>
        <style:text-properties fo:font-family="Symbol"/>
      </text:list-level-style-bullet>
    </text:list-style>
    <style:style style:name="P31" style:family="paragraph">
      <style:paragraph-properties fo:line-height="100.00%" fo:text-align="left"/>
    </style:style>
    <style:style style:name="P32" style:family="paragraph">
      <style:paragraph-properties fo:line-height="100.00%" fo:text-align="left" fo:margin-left="36.00pt" fo:text-indent="0.00pt"/>
    </style:style>
    <style:style style:name="P33" style:family="paragraph">
      <style:paragraph-properties fo:line-height="100.00%" fo:text-align="left"/>
    </style:style>
    <style:style style:name="P34" style:family="paragraph">
      <style:paragraph-properties fo:line-height="100.00%" fo:text-align="left" fo:margin-left="36.00pt" fo:text-indent="0.00pt"/>
    </style:style>
    <style:style style:name="P35" style:family="paragraph">
      <style:paragraph-properties fo:line-height="100.00%" fo:text-align="left"/>
    </style:style>
  </office:automatic-styles>
  <office:body>
    <office:text>
      <text:p text:style-name="P1"><text:span text:style-name="T1">Konzept: BushRaider</text:span></text:p>
      <text:p text:style-name="P1"><text:span text:style-name="T2"/></text:p>
      <text:p text:style-name="P2"><text:span text:style-name="T2"/></text:p>
      <text:p text:style-name="P3"><text:span text:style-name="T3">Setting/Szenario:</text:span></text:p>
      <text:p text:style-name="P3"><text:span text:style-name="T3"/></text:p>
      <text:list text:style-name="L4">
        <text:list-item>
          <text:p text:style-name="P4"><text:span text:style-name="T4">Das Szenario soll ein simples savannenartige Neandertaler/Buschmann Setting halten. Vorteile hier liegen in der relativen stressfreiheit der Geländegrafiken wie z.b. Wüstenboden Texturen in 3 verschiedenen Tönen, Palmen und leichte Gräser, Steine und Geröll. Außerdem werden die 2D Agenten leichter zu entwickeln sein da komplizierte Rüstungen oder Waffen wegfallen. Lediglich diverse Masken und primitive Waffen werden benötigt. Das bringt uns mehr Zeit fürs Coden und trotzdem die Möglichkeit ein vollständiges Projekt auf die Beine zu stellen.</text:span><text:span text:style-name="T5"/></text:p>
        </text:list-item>
      </text:list>
      <text:p text:style-name="P5"><text:span text:style-name="T5"/></text:p>
      <text:p text:style-name="P5"><text:span text:style-name="T5">Steuerung:</text:span></text:p>
      <text:p text:style-name="P5"><text:span text:style-name="T6"/></text:p>
      <text:list text:style-name="L6">
        <text:list-item>
          <text:p text:style-name="P6"><text:span text:style-name="T7">Mouse Look Directional | WASD / Keyboard Basis</text:span><text:span text:style-name="T8"/></text:p>
        </text:list-item>
      </text:list>
      <text:p text:style-name="P7"><text:span text:style-name="T8"/></text:p>
      <text:list text:style-name="L8">
        <text:list-item>
          <text:p text:style-name="P8"><text:span text:style-name="T9">Die Torsoachse des Spielers ist immer in Richtung der Position der Maus gerichtet. Bewegungen werden mit WASD ausgeführt. WASD stehen für Nord, Ost, Süd, West Bewegungsrichtungen (Sichtweise Isometrisch aka schräg oben). Beispiel wäre die Blickrichtung des Spielers nach Norden während er mit A &amp; D nach Links und Rechts strafen kann.<text:s/></text:span><text:span text:style-name="T10">Videobeispiel:<text:s/></text:span><text:a xlink:href="http://www.youtube.com/watch?v=RdAghPYmQuA"><text:span text:style-name="T11">http://www.youtube.com/watch?v=RdAghPYmQuA</text:span></text:a><text:span text:style-name="T12"/></text:p>
        </text:list-item>
      </text:list>
      <text:p text:style-name="P9"><text:span text:style-name="T12"/></text:p>
      <text:list text:style-name="L10">
        <text:list-item>
          <text:p text:style-name="P10"><text:span text:style-name="T13">Mouse Attack LMB / Mouse Block RMB</text:span><text:span text:style-name="T14"/></text:p>
        </text:list-item>
      </text:list>
      <text:p text:style-name="P11"><text:span text:style-name="T14"/></text:p>
      <text:list text:style-name="L12">
        <text:list-item>
          <text:p text:style-name="P12"><text:span text:style-name="T15">Der Spieler kann mit der Spielfigur über die Maustaste LMB angreifen (in Angriffsrichtung siehe Mouse Look Directional). Maustaste RMB dient zum Blocken gegnerischer Angriffe.</text:span><text:span text:style-name="T16"/></text:p>
        </text:list-item>
      </text:list>
      <text:p text:style-name="P13"><text:span text:style-name="T16"/></text:p>
      <text:p text:style-name="P14"><text:span text:style-name="T17">Gameplay:</text:span></text:p>
      <text:p text:style-name="P14"><text:span text:style-name="T18"/></text:p>
      <text:list text:style-name="L15">
        <text:list-item>
          <text:p text:style-name="P15"><text:span text:style-name="T18">Hack 'n Slay mit winzigen RP Elementen (Items).</text:span><text:span text:style-name="T19"/></text:p>
        </text:list-item>
      </text:list>
      <text:p text:style-name="P16"><text:span text:style-name="T19"/></text:p>
      <text:list text:style-name="L17">
        <text:list-item>
          <text:p text:style-name="P17"><text:span text:style-name="T20">Grundprinzip Bossfights</text:span><text:span text:style-name="T21"/></text:p>
        </text:list-item>
      </text:list>
      <text:p text:style-name="P18"><text:span text:style-name="T21"/></text:p>
      <text:list text:style-name="L19">
        <text:list-item>
          <text:p text:style-name="P19"><text:span text:style-name="T22">Die Bossgegner bekommen jeweils unikate aber markante Schwächen und Stärken. Dem Spieler ist es nicht möglich den 3. Boss vor dem 2. Boss zu besiegen, da jeder Boss ein diverses Item zum besiegen des nächsten Boss' droppt. Das Prinzip ist abgeleitet aus den alten Zelda Spielen in dem man ohne das Items des nächsten Bosses erstens den Zugang zum Dungeon ermöglicht und ohne den es manchmal auch nicht Möglich war den Boss zu besiegen. Wie auch in Zelda wird dem Spieler nicht offen gelegt in welcher Reihenfolge die Bosse zu besiegen sind. Er muss somit die Erfahrung mit jedem Boss machen um deren Schwächen und Stärken zu finden. Ein Hinweis auf das gedroppte Item des Bosses soll jeweils ersichtlich sein - damit der Spieler sobald erkennen kann welchen Boss er legen muss um einem anderen die Stirn bieten zu können. Außerdem sind jedem Boss vorerst kleine Zergs zugeteilt welche den Pfad zum Boss herausfordernd machen.</text:span><text:span text:style-name="T23"/></text:p>
        </text:list-item>
      </text:list>
      <text:p text:style-name="P20"><text:span text:style-name="T23"/></text:p>
      <text:list text:style-name="L21">
        <text:list-item>
          <text:p text:style-name="P21"><text:span text:style-name="T24">Item Suche/Kauf</text:span><text:span text:style-name="T25"/></text:p>
        </text:list-item>
      </text:list>
      <text:p text:style-name="P22"><text:span text:style-name="T25"/></text:p>
      <text:list text:style-name="L23">
        <text:list-item>
          <text:p text:style-name="P23"><text:span text:style-name="T26">Wie oben beim Bossfight erwähnt muss der Spieler sich diverse Items aneignen um gegen die Bosse bestehen zu können. Abseits davon ist es ihm möglich durch das killen der Zerg Mobs oder das Kaufen in diversen Shops sich mit kleinen Boostern (Health, Attackspeed usw.) auszurüsten. Jedoch sollten wir hier darauf achten diese Dinge rar zu halten um das Spiel nicht zu leicht zu gestalten.</text:span><text:span text:style-name="T27"/></text:p>
        </text:list-item>
      </text:list>
      <text:p text:style-name="P24"><text:span text:style-name="T27"/></text:p>
      <text:p text:style-name="P24"><text:span text:style-name="T27">GUI:</text:span></text:p>
      <text:p text:style-name="P24"><text:span text:style-name="T27"/></text:p>
      <text:list text:style-name="L25">
        <text:list-item>
          <text:p text:style-name="P25"><text:span text:style-name="T28">Für das GUI habe ich keine Informationen. Das wird sich wenn am Setting/Szenario anlehnen.</text:span><text:span text:style-name="T29"/></text:p>
        </text:list-item>
      </text:list>
      <text:p text:style-name="P26"><text:span text:style-name="T30"/></text:p>
      <text:p text:style-name="P27"><text:span text:style-name="T31">Story:</text:span></text:p>
      <text:p text:style-name="P27"><text:span text:style-name="T31"/></text:p>
      <text:list text:style-name="L28">
        <text:list-item>
          <text:p text:style-name="P28"><text:span text:style-name="T32">Ich bin sauer und haue jeden jetzt kaputt? Ha, Nein. Die Story könnte was ganz simples sein. Startpunkt des Games ist ein brennendes Dorf, demnach das Dorf des Protagonisten. Der Spielercharakter sehnt sich demnach nach Rache. Also ganz klassisch. Die Gegner sind feindliche Stämme. Jeder Stamm hat als Boss den Mega Häuptling (siehe Bossfights). Über allen steht der Uber-Häuptling welcher als Endboss darsteht.</text:span><text:span text:style-name="T33"/></text:p>
        </text:list-item>
      </text:list>
      <text:p text:style-name="P29"><text:span text:style-name="T34"/></text:p>
      <text:p text:style-name="P30"><text:span text:style-name="T35">Spielziel:</text:span></text:p>
      <text:p text:style-name="P30"><text:span text:style-name="T35"/></text:p>
      <text:list text:style-name="L31">
        <text:list-item>
          <text:p text:style-name="P31"><text:span text:style-name="T36">Kämpfe dich von Boss zu Boss - das dürfte die erste Hürde sein. Bestehe gegen den großen Endboss. Dieser Endboss soll teilweise alle Stärken der anderen Boss vereinen, was ein Zusammenspiel aller gesammelten Items &amp; Fähigkeiten des Helden beansprucht.</text:span><text:span text:style-name="T37"/></text:p>
        </text:list-item>
      </text:list>
      <text:p text:style-name="P32"><text:span text:style-name="T37"/></text:p>
      <text:p text:style-name="P32"><text:span text:style-name="T38"/></text:p>
      <text:p text:style-name="P33"><text:span text:style-name="T39">Kritik &amp; Suggestions:</text:span></text:p>
      <text:p text:style-name="P33"><text:span text:style-name="T39"/></text:p>
      <text:p text:style-name="P34"><text:span text:style-name="T40">Haut hier alles rein was ihr denkt! - Charlie</text:span><text:span text:style-name="T41"/></text:p>
      <text:p text:style-name="P35"><text:span text:style-name="T4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